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02370"/>
    </style:style>
    <style:style style:name="T2" style:family="text">
      <style:text-properties fo:color="#ff0000" officeooo:rsid="0010237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2">
        <text:h text:style-name="Heading_20_4" text:outline-level="4"><text:span text:style-name="T1">Clear recycle bin</text:span>:</text:h>
        <text:p text:style-name="Text_20_body_20_indent_20_Organon">The recycle bin will be cleared by clicking on the recycle bin symbol in the menu bar of Organon.</text:p>
        <text:p text:style-name="Text_20_body_20_indent_20_Organon"><text:span text:style-name="T2">Please note</text:span>: <text:span text:style-name="T1">This action can't be undone</text:span>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29" meta:character-count="157" meta:non-whitespace-character-count="130"/>
    <dc:date>2014-06-24T11:36:10.812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